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04cd5f" officeooo:paragraph-rsid="0004cd5f"/>
    </style:style>
    <style:style style:name="P2" style:family="paragraph" style:parent-style-name="Standard">
      <style:paragraph-properties fo:text-align="center" style:justify-single-word="false"/>
      <style:text-properties fo:language="en" fo:country="US" officeooo:rsid="00053419" officeooo:paragraph-rsid="00053419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061de2" officeooo:paragraph-rsid="00061de2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061de2" officeooo:paragraph-rsid="00061de2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weight="bold" officeooo:rsid="00061de2" officeooo:paragraph-rsid="00061de2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uk" fo:country="UA" officeooo:rsid="00053419" officeooo:paragraph-rsid="00053419"/>
    </style:style>
    <style:style style:name="P7" style:family="paragraph" style:parent-style-name="Standard" style:list-style-name="L1">
      <style:paragraph-properties fo:text-align="justify" style:justify-single-word="false"/>
      <style:text-properties fo:language="en" fo:country="US" officeooo:rsid="00061de2" officeooo:paragraph-rsid="00061de2"/>
    </style:style>
    <style:style style:name="P8" style:family="paragraph" style:parent-style-name="Standard" style:list-style-name="L2">
      <style:paragraph-properties fo:text-align="justify" style:justify-single-word="false"/>
      <style:text-properties fo:language="en" fo:country="US" officeooo:rsid="00061de2" officeooo:paragraph-rsid="00061de2"/>
    </style:style>
    <style:style style:name="P9" style:family="paragraph" style:parent-style-name="Standard" style:list-style-name="L3">
      <style:paragraph-properties fo:text-align="justify" style:justify-single-word="false"/>
      <style:text-properties fo:language="en" fo:country="US" officeooo:rsid="00061de2" officeooo:paragraph-rsid="00061de2"/>
    </style:style>
    <style:style style:name="P10" style:family="paragraph" style:parent-style-name="Standard" style:list-style-name="L3">
      <style:paragraph-properties fo:text-align="justify" style:justify-single-word="false"/>
      <style:text-properties fo:language="en" fo:country="US" officeooo:rsid="00061de2" officeooo:paragraph-rsid="00067f41"/>
    </style:style>
    <style:style style:name="P11" style:family="paragraph" style:parent-style-name="Standard">
      <style:paragraph-properties fo:text-align="justify" style:justify-single-word="false"/>
      <style:text-properties fo:language="en" fo:country="US" officeooo:rsid="00061de2" officeooo:paragraph-rsid="00061de2"/>
    </style:style>
    <style:style style:name="P12" style:family="paragraph" style:parent-style-name="Standard">
      <style:paragraph-properties fo:text-align="justify" style:justify-single-word="false"/>
      <style:text-properties fo:language="en" fo:country="US" officeooo:rsid="00067f41" officeooo:paragraph-rsid="00067f41"/>
    </style:style>
    <style:style style:name="P13" style:family="paragraph" style:parent-style-name="Standard" style:list-style-name="L6">
      <style:paragraph-properties fo:text-align="justify" style:justify-single-word="false"/>
      <style:text-properties fo:language="en" fo:country="US" officeooo:rsid="00067f41" officeooo:paragraph-rsid="00067f41"/>
    </style:style>
    <style:style style:name="P14" style:family="paragraph" style:parent-style-name="Standard" style:list-style-name="L7">
      <style:paragraph-properties fo:text-align="justify" style:justify-single-word="false"/>
      <style:text-properties officeooo:paragraph-rsid="00067f41"/>
    </style:style>
    <style:style style:name="P15" style:family="paragraph" style:parent-style-name="Standard" style:list-style-name="L7">
      <style:paragraph-properties fo:text-align="justify" style:justify-single-word="false"/>
      <style:text-properties officeooo:rsid="00067f41" officeooo:paragraph-rsid="00067f41"/>
    </style:style>
    <style:style style:name="P16" style:family="paragraph" style:parent-style-name="Standard">
      <style:paragraph-properties fo:text-align="justify" style:justify-single-word="false"/>
      <style:text-properties officeooo:rsid="00067f41" officeooo:paragraph-rsid="00067f41"/>
    </style:style>
    <style:style style:name="P17" style:family="paragraph" style:parent-style-name="Standard" style:list-style-name="L8">
      <style:paragraph-properties fo:text-align="justify" style:justify-single-word="false"/>
      <style:text-properties officeooo:rsid="00067f41" officeooo:paragraph-rsid="00067f41"/>
    </style:style>
    <style:style style:name="P18" style:family="paragraph" style:parent-style-name="List_20_Paragraph" style:list-style-name="L5">
      <style:paragraph-properties fo:text-align="justify" style:justify-single-word="false"/>
      <style:text-properties fo:language="en" fo:country="US" officeooo:rsid="00067f41" officeooo:paragraph-rsid="00067f4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67f41"/>
    </style:style>
    <style:style style:name="T3" style:family="text">
      <style:text-properties officeooo:rsid="00067f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PLAN</text:p>
      <text:p text:style-name="P6">“<text:span text:style-name="T1">Notepad”</text:span></text:p>
      <text:p text:style-name="P2"/>
      <text:p text:style-name="P3">ver.0.1.<text:tab/><text:tab/><text:tab/><text:tab/><text:tab/><text:tab/><text:tab/><text:tab/><text:tab/><text:tab/>12/09/2017</text:p>
      <text:p text:style-name="P3"/>
      <text:p text:style-name="P4">Test Plan for testing Program features of “Notepad” version 6.1.7600.16385. </text:p>
      <text:p text:style-name="P5"/>
      <text:p text:style-name="P5">Test Items</text:p>
      <text:list xml:id="list2726778564105501405" text:style-name="L1">
        <text:list-item>
          <text:p text:style-name="P7">Tab Section File</text:p>
        </text:list-item>
        <text:list-item>
          <text:p text:style-name="P7">Tab Section Format </text:p>
        </text:list-item>
      </text:list>
      <text:p text:style-name="P4"/>
      <text:p text:style-name="P5">Features to be tested </text:p>
      <text:list xml:id="list8556984709649032430" text:style-name="L2">
        <text:list-item>
          <text:p text:style-name="P8">Creating of file.</text:p>
        </text:list-item>
        <text:list-item>
          <text:p text:style-name="P8">Saving of changed file.</text:p>
        </text:list-item>
        <text:list-item>
          <text:p text:style-name="P8">Opening of saved file.</text:p>
        </text:list-item>
        <text:list-item>
          <text:p text:style-name="P8">Changing of f saved file</text:p>
        </text:list-item>
        <text:list-item>
          <text:p text:style-name="P8">Changing font style in file.</text:p>
        </text:list-item>
        <text:list-item>
          <text:p text:style-name="P8">Changing of window resolution.</text:p>
        </text:list-item>
      </text:list>
      <text:p text:style-name="P4"/>
      <text:p text:style-name="P4">Features not to be tested</text:p>
      <text:list xml:id="list4507432893099281442" text:style-name="L3">
        <text:list-item>
          <text:p text:style-name="P9">Saving file by feature “Saving as”. <text:span text:style-name="T3">Tested before and was considered as stable.</text:span></text:p>
        </text:list-item>
        <text:list-item>
          <text:p text:style-name="P10">Feature “page set up”. <text:span text:style-name="T3">Tested before and was considered as stable.</text:span></text:p>
        </text:list-item>
        <text:list-item>
          <text:p text:style-name="P10">Printing file by using Feature “Print”. <text:span text:style-name="T3">Tested before and was considered as stable.</text:span></text:p>
        </text:list-item>
        <text:list-item>
          <text:p text:style-name="P9">Features ‘word wrap” in tab section Format. <text:span text:style-name="T3">Will be released but not tested for this version.</text:span></text:p>
        </text:list-item>
      </text:list>
      <text:p text:style-name="P4"/>
      <text:p text:style-name="P4">Approach</text:p>
      <text:p text:style-name="P4"/>
      <text:list xml:id="list5866487114328933117" text:style-name="L5">
        <text:list-item>
          <text:p text:style-name="P18">Testing would be carried out once the build is ready for testing</text:p>
        </text:list-item>
        <text:list-item>
          <text:p text:style-name="P18">Testing Team would be provided with guides and procedure of testing.</text:p>
        </text:list-item>
        <text:list-item>
          <text:p text:style-name="P18">Tests would be conducted with one version and preloaded data in system.</text:p>
        </text:list-item>
        <text:list-item>
          <text:p text:style-name="P18">For all information for test guides and test cases or test list would be used TestTrail</text:p>
        </text:list-item>
        <text:list-item>
          <text:p text:style-name="P18">All bugs would be collected in JIRA system under the project “Notepad”</text:p>
        </text:list-item>
        <text:list-item>
          <text:p text:style-name="P18">Project manager would provide with priority of bugs correction or necessity of correction.</text:p>
        </text:list-item>
      </text:list>
      <text:p text:style-name="P12"/>
      <text:p text:style-name="P12">Pass criteria</text:p>
      <text:list xml:id="list1215252530597523872" text:style-name="L6">
        <text:list-item>
          <text:p text:style-name="P13">All unit test completed </text:p>
        </text:list-item>
        <text:list-item>
          <text:p text:style-name="P13">All test cases successful at rate 70% without blocker bugs.</text:p>
        </text:list-item>
      </text:list>
      <text:p text:style-name="P12"/>
      <text:p text:style-name="P12">Failed criteria</text:p>
      <text:list xml:id="list9153778324146002939" text:style-name="L7">
        <text:list-item>
          <text:p text:style-name="P14"><text:span text:style-name="T2">More than 1 or 1 unit test incomplete. </text:span></text:p>
        </text:list-item>
        <text:list-item>
          <text:p text:style-name="P15"><text:span text:style-name="T1">Test cases successful rate lower than 70%.</text:span></text:p>
        </text:list-item>
      </text:list>
      <text:p text:style-name="P16"><text:span text:style-name="T1"/></text:p>
      <text:p text:style-name="P16"><text:span text:style-name="T1">Suspension criteria</text:span></text:p>
      <text:list xml:id="list7001841614840882655" text:style-name="L8">
        <text:list-item>
          <text:p text:style-name="P17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Paragraph" style:display-name="List Paragraph" style:family="paragraph" style:parent-style-name="Standard" style:default-outline-level="">
      <style:paragraph-properties fo:margin-top="0cm" fo:margin-bottom="0.353cm" loext:contextual-spacing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6M21S</meta:editing-duration>
    <meta:editing-cycles>6</meta:editing-cycles>
    <meta:generator>LibreOffice/5.1.6.2$Windows_X86_64 LibreOffice_project/07ac168c60a517dba0f0d7bc7540f5afa45f0909</meta:generator>
    <dc:date>2017-09-13T23:30:05.429000000</dc:date>
    <meta:document-statistic meta:table-count="0" meta:image-count="0" meta:object-count="0" meta:page-count="1" meta:paragraph-count="34" meta:word-count="245" meta:character-count="1371" meta:non-whitespace-character-count="1168"/>
    <meta:user-defined meta:name="Info 1"/>
    <meta:user-defined meta:name="Info 2"/>
    <meta:user-defined meta:name="Info 3"/>
    <meta:user-defined meta:name="Info 4"/>
  </office:meta>
</office:document-meta>
</file>